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8CE5E96A7EE3FA9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2641" officeooo:paragraph-rsid="000c2641"/>
    </style:style>
    <style:style style:name="P2" style:family="paragraph" style:parent-style-name="Standard">
      <style:text-properties officeooo:paragraph-rsid="000c2641"/>
    </style:style>
    <style:style style:name="P3" style:family="paragraph" style:parent-style-name="Standard">
      <style:text-properties officeooo:rsid="000ec46c" officeooo:paragraph-rsid="000ec46c"/>
    </style:style>
    <style:style style:name="P4" style:family="paragraph" style:parent-style-name="Standard">
      <style:text-properties officeooo:rsid="000ec46c" officeooo:paragraph-rsid="001206dd"/>
    </style:style>
    <style:style style:name="P5" style:family="paragraph" style:parent-style-name="Standard">
      <style:text-properties officeooo:paragraph-rsid="001206dd"/>
    </style:style>
    <style:style style:name="P6" style:family="paragraph" style:parent-style-name="Standard">
      <style:text-properties officeooo:rsid="001206dd" officeooo:paragraph-rsid="001206dd"/>
    </style:style>
    <style:style style:name="T1" style:family="text">
      <style:text-properties officeooo:rsid="000c2641"/>
    </style:style>
    <style:style style:name="T2" style:family="text">
      <style:text-properties officeooo:rsid="001206d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3083in, 0.8547in, 1.0016in, 3.163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2"><text:s text:c="5"/></text:span><text:line-break/> <text:s text:c="5"/><draw:frame draw:style-name="fr1" draw:name="Image1" text:anchor-type="char" svg:x="0.3602in" svg:y="2.1382in" svg:width="6.7874in" svg:height="4.102in" draw:z-index="0"><draw:image xlink:href="Pictures/1000020100000780000004388CE5E96A7EE3FA9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02T18:25:27.834000000</meta:creation-date>
    <dc:date>2022-02-02T19:01:42.756000000</dc:date>
    <meta:editing-duration>PT25M41S</meta:editing-duration>
    <meta:editing-cycles>9</meta:editing-cycles>
    <meta:generator>LibreOffice/7.1.8.1$Windows_X86_64 LibreOffice_project/e1f30c802c3269a1d052614453f260e49458c82c</meta:generator>
    <meta:document-statistic meta:table-count="0" meta:image-count="1" meta:object-count="0" meta:page-count="1" meta:paragraph-count="1" meta:word-count="0" meta:character-count="12" meta:non-whitespace-character-count="0"/>
  </office:meta>
</office:document-meta>
</file>